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fill="none" draw:textarea-vertical-align="middle"/>
    </style:style>
    <style:style style:name="gr2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0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4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9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483cm"/>
    </style:style>
    <style:style style:name="gr10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484cm"/>
    </style:style>
    <style:style style:name="gr11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042cm"/>
    </style:style>
    <style:style style:name="gr12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0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487cm"/>
    </style:style>
    <style:style style:name="gr14" style:family="graphic" style:parent-style-name="standard">
      <style:graphic-properties draw:stroke="none" svg:stroke-color="#000000" draw:fill="none" draw:fill-color="#586674" draw:textarea-horizontal-align="left" draw:auto-grow-height="true" draw:auto-grow-width="true" fo:min-height="0.738cm" fo:min-width="2.487cm"/>
    </style:style>
    <style:style style:name="gr15" style:family="graphic" style:parent-style-name="standard">
      <style:graphic-properties svg:stroke-color="#000000" draw:fill="gradient" draw:fill-color="#ffffff" draw:fill-gradient-name="Gradient_20_2" draw:gradient-step-count="0" draw:textarea-horizontal-align="justify" draw:textarea-vertical-align="middle" draw:auto-grow-height="false" fo:min-height="0.55cm" fo:min-width="2.2cm"/>
    </style:style>
    <style:style style:name="gr16" style:family="graphic" style:parent-style-name="standard">
      <style:graphic-properties svg:stroke-color="#000000" draw:fill="gradient" draw:fill-color="#ffffff" draw:fill-gradient-name="Gradient_20_2" draw:gradient-step-count="0" draw:textarea-horizontal-align="justify" draw:textarea-vertical-align="middle" draw:auto-grow-height="false" fo:min-height="0.55cm" fo:min-width="2.061cm"/>
    </style:style>
    <style:style style:name="gr17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439cm"/>
    </style:style>
    <style:style style:name="gr18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461cm"/>
    </style:style>
    <style:style style:name="gr19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561cm"/>
    </style:style>
    <style:style style:name="gr20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099cm"/>
    </style:style>
    <style:style style:name="gr21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1.06cm"/>
    </style:style>
    <style:style style:name="gr22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96cm"/>
    </style:style>
    <style:style style:name="gr23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7cm"/>
    </style:style>
    <style:style style:name="gr24" style:family="graphic" style:parent-style-name="standard">
      <style:graphic-properties draw:fill="gradient" draw:fill-color="#729fcf" draw:fill-gradient-name="Gradient_20_3" draw:gradient-step-count="0" draw:textarea-horizontal-align="justify" draw:textarea-vertical-align="middle" draw:auto-grow-height="false" fo:min-height="0.55cm" fo:min-width="0.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084cm"/>
    </style:style>
    <style:style style:name="gr27" style:family="graphic" style:parent-style-name="standard">
      <style:graphic-properties draw:stroke="none" svg:stroke-color="#000000" draw:fill="none" draw:fill-color="#ffffff" fo:min-height="11.45cm"/>
    </style:style>
    <style:style style:name="gr2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fo:min-height="9.25cm"/>
    </style:style>
    <style:style style:name="gr30" style:family="graphic" style:parent-style-name="standard">
      <style:graphic-properties draw:stroke="none" svg:stroke-color="#000000" draw:fill="none" draw:fill-color="#ffffff" fo:min-height="10.45cm"/>
    </style:style>
    <style:style style:name="gr31" style:family="graphic" style:parent-style-name="objectwithoutfill">
      <style:graphic-properties draw:stroke="dash" draw:stroke-dash="Fine_20_Dotted" svg:stroke-color="#3465a4" draw:fill="none" draw:textarea-vertical-align="middle"/>
    </style:style>
    <style:style style:name="gr32" style:family="graphic" style:parent-style-name="standard">
      <style:graphic-properties svg:stroke-color="#000000" draw:fill="gradient" draw:fill-color="#ffffff" draw:fill-gradient-name="Gradient_20_2" draw:gradient-step-count="0" draw:textarea-horizontal-align="justify" draw:textarea-vertical-align="middle" draw:auto-grow-height="false" fo:min-height="0.55cm" fo:min-width="2.7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729fcf" draw:fill-gradient-name="Gradient_20_3" draw:gradient-step-count="0"/>
      <style:paragraph-properties fo:text-align="center"/>
      <style:text-properties fo:color="#ffffff"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8pt" fo:font-weight="bold"/>
    </style:style>
    <style:style style:name="P6" style:family="paragraph">
      <loext:graphic-properties draw:fill="none" draw:fill-color="#ffffff"/>
      <style:paragraph-properties fo:text-align="end"/>
      <style:text-properties fo:font-size="18pt" fo:font-style="italic"/>
    </style:style>
    <style:style style:name="P7" style:family="paragraph">
      <loext:graphic-properties draw:fill="none" draw:fill-color="#586674"/>
      <style:paragraph-properties fo:text-align="end"/>
      <style:text-properties fo:font-size="18pt" fo:font-weight="bold"/>
    </style:style>
    <style:style style:name="P8" style:family="paragraph">
      <loext:graphic-properties draw:fill="gradient" draw:fill-color="#ffffff" draw:fill-gradient-name="Gradient_20_2" draw:gradient-step-count="0"/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000099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font-size="18pt" fo:font-weight="bold"/>
    </style:style>
    <style:style style:name="T3" style:family="text">
      <style:text-properties fo:font-size="18pt"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99" fo:font-size="20pt" fo:font-style="italic" style:font-size-asian="20pt" style:font-style-asian="italic" style:font-size-complex="20pt" style:font-style-complex="italic"/>
    </style:style>
    <style:style style:name="T8" style:family="text">
      <style:text-properties fo:color="#000099" fo:font-size="14pt" fo:font-style="italic" style:font-size-asian="14pt" style:font-style-asian="italic" style:font-size-complex="14pt" style:font-style-complex="italic"/>
    </style:style>
    <style:style style:name="T9" style:family="text">
      <style:text-properties fo:color="#000099" fo:font-size="26pt" fo:font-style="italic" style:font-size-asian="26pt" style:font-style-asian="italic" style:font-size-complex="26pt" style:font-style-complex="italic"/>
    </style:style>
    <style:style style:name="T10" style:family="text">
      <style:text-properties fo:color="#000099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000099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3cm" svg:y1="4.4cm" svg:x2="11.3cm" svg:y2="16.1cm">
            <text:p/>
          </draw:line>
          <draw:line draw:style-name="gr1" draw:text-style-name="P1" draw:layer="layout" svg:x1="14.5cm" svg:y1="4.4cm" svg:x2="14.5cm" svg:y2="16.1cm">
            <text:p/>
          </draw:line>
          <draw:line draw:style-name="gr1" draw:text-style-name="P1" draw:layer="layout" svg:x1="17.8cm" svg:y1="4.4cm" svg:x2="17.8cm" svg:y2="16.1cm">
            <text:p/>
          </draw:line>
          <draw:line draw:style-name="gr1" draw:text-style-name="P1" draw:layer="layout" svg:x1="21cm" svg:y1="4.4cm" svg:x2="21cm" svg:y2="16.1cm">
            <text:p/>
          </draw:line>
        </draw:g>
        <draw:custom-shape draw:style-name="gr2" draw:text-style-name="P3" draw:layer="layout" svg:width="1.565cm" svg:height="0.8cm" svg:x="10.5cm" svg:y="8.088cm">
          <text:p text:style-name="P2"><text:span text:style-name="T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65cm" svg:height="0.8cm" svg:x="13.712cm" svg:y="8.088cm">
          <text:p text:style-name="P2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65cm" svg:height="0.8cm" svg:x="17.023cm" svg:y="8.088cm">
          <text:p text:style-name="P2"><text:span text:style-name="T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65cm" svg:height="0.8cm" svg:x="20.235cm" svg:y="8.088cm">
          <text:p text:style-name="P2"><text:span text:style-name="T1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6.83cm" svg:height="0.988cm" svg:x="2.957cm" svg:y="6.4cm">
          <draw:text-box>
            <text:p text:style-name="P4"><text:span text:style-name="T2">Core Annotation</text:span></text:p>
          </draw:text-box>
        </draw:frame>
        <draw:frame draw:style-name="gr4" draw:text-style-name="P5" draw:layer="layout" svg:width="6.975cm" svg:height="0.988cm" svg:x="2.472cm" svg:y="8.088cm">
          <draw:text-box>
            <text:p text:style-name="P4"><text:span text:style-name="T2">Physical Location</text:span></text:p>
          </draw:text-box>
        </draw:frame>
        <draw:frame draw:style-name="gr5" draw:text-style-name="P5" draw:layer="layout" svg:width="4.841cm" svg:height="1.725cm" svg:x="4.632cm" svg:y="9.788cm">
          <draw:text-box>
            <text:p text:style-name="P4"><text:span text:style-name="T2">Call Quality</text:span></text:p>
          </draw:text-box>
        </draw:frame>
        <draw:frame draw:style-name="gr6" draw:text-style-name="P5" draw:layer="layout" svg:width="4.273cm" svg:height="1.212cm" svg:x="5.2cm" svg:y="11.488cm">
          <draw:text-box>
            <text:p text:style-name="P4"><text:span text:style-name="T2">AAF Filter</text:span></text:p>
          </draw:text-box>
        </draw:frame>
        <draw:frame draw:style-name="gr7" draw:text-style-name="P5" draw:layer="layout" svg:width="5.986cm" svg:height="1.112cm" svg:x="3.487cm" svg:y="12.988cm">
          <draw:text-box>
            <text:p text:style-name="P4"><text:span text:style-name="T2">AR Inheritance</text:span></text:p>
          </draw:text-box>
        </draw:frame>
        <draw:frame draw:style-name="gr8" draw:text-style-name="P6" draw:layer="layout" svg:width="12.7cm" svg:height="0.988cm" svg:x="9.4cm" svg:y="3.4cm">
          <draw:text-box>
            <text:p text:style-name="P4"><text:span text:style-name="T3"><text:s text:c="6"/></text:span><text:span text:style-name="T3">26 <text:s text:c="11"/>27 <text:s text:c="11"/>22 <text:s text:c="11"/>25</text:span></text:p>
          </draw:text-box>
        </draw:frame>
        <draw:custom-shape draw:style-name="gr9" draw:text-style-name="P3" draw:layer="layout" svg:width="0.983cm" svg:height="0.8cm" svg:x="10.799cm" svg:y="9.788cm">
          <text:p text:style-name="P2"><text:span text:style-name="T1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984cm" svg:height="0.8cm" svg:x="14.017cm" svg:y="9.788cm">
          <text:p text:style-name="P2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0.984cm" svg:height="0.8cm" svg:x="17.298cm" svg:y="9.788cm">
          <text:p text:style-name="P2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0.983cm" svg:height="0.8cm" svg:x="20.517cm" svg:y="9.788cm">
          <text:p text:style-name="P2"><text:span text:style-name="T1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542cm" svg:height="0.8cm" svg:x="11.027cm" svg:y="11.488cm">
          <text:p text:style-name="P2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3cm" svg:height="0.8cm" svg:x="14.228cm" svg:y="11.488cm">
          <text:p text:style-name="P2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3cm" svg:height="0.8cm" svg:x="17.51cm" svg:y="11.488cm">
          <text:p text:style-name="P2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542cm" svg:height="0.8cm" svg:x="20.739cm" svg:y="11.488cm">
          <text:p text:style-name="P2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542cm" svg:height="0.8cm" svg:x="11.027cm" svg:y="13.08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3cm" svg:height="0.8cm" svg:x="14.228cm" svg:y="13.08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3cm" svg:height="0.8cm" svg:x="17.51cm" svg:y="13.08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542cm" svg:height="0.8cm" svg:x="20.739cm" svg:y="13.088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2.987cm" svg:height="0.988cm" svg:x="6.8cm" svg:y="4.8cm">
          <draw:text-box>
            <text:p text:style-name="P4"><text:span text:style-name="T2">Input</text:span></text:p>
          </draw:text-box>
        </draw:frame>
        <draw:g>
          <draw:line draw:style-name="gr1" draw:text-style-name="P1" draw:layer="layout" svg:x1="11.301cm" svg:y1="20.184cm" svg:x2="11.301cm" svg:y2="30.284cm">
            <text:p/>
          </draw:line>
          <draw:line draw:style-name="gr1" draw:text-style-name="P1" draw:layer="layout" svg:x1="14.501cm" svg:y1="20.184cm" svg:x2="14.501cm" svg:y2="30.284cm">
            <text:p/>
          </draw:line>
          <draw:line draw:style-name="gr1" draw:text-style-name="P1" draw:layer="layout" svg:x1="17.801cm" svg:y1="20.184cm" svg:x2="17.801cm" svg:y2="30.284cm">
            <text:p/>
          </draw:line>
          <draw:line draw:style-name="gr1" draw:text-style-name="P1" draw:layer="layout" svg:x1="21.001cm" svg:y1="20.184cm" svg:x2="21.001cm" svg:y2="30.284cm">
            <text:p/>
          </draw:line>
        </draw:g>
        <draw:frame draw:style-name="gr3" draw:text-style-name="P5" draw:layer="layout" svg:width="6.83cm" svg:height="0.988cm" svg:x="2.958cm" svg:y="22.184cm">
          <draw:text-box>
            <text:p text:style-name="P4"><text:span text:style-name="T2">Core Annotation</text:span></text:p>
          </draw:text-box>
        </draw:frame>
        <draw:frame draw:style-name="gr4" draw:text-style-name="P5" draw:layer="layout" svg:width="6.975cm" svg:height="0.988cm" svg:x="2.473cm" svg:y="28.872cm">
          <draw:text-box>
            <text:p text:style-name="P4"><text:span text:style-name="T2">Physical Location</text:span></text:p>
          </draw:text-box>
        </draw:frame>
        <draw:frame draw:style-name="gr5" draw:text-style-name="P5" draw:layer="layout" svg:width="4.841cm" svg:height="1.725cm" svg:x="4.633cm" svg:y="23.872cm">
          <draw:text-box>
            <text:p text:style-name="P4"><text:span text:style-name="T2">Call Quality</text:span></text:p>
          </draw:text-box>
        </draw:frame>
        <draw:frame draw:style-name="gr6" draw:text-style-name="P5" draw:layer="layout" svg:width="4.273cm" svg:height="1.212cm" svg:x="5.201cm" svg:y="25.472cm">
          <draw:text-box>
            <text:p text:style-name="P4"><text:span text:style-name="T2">AAF Filter</text:span></text:p>
          </draw:text-box>
        </draw:frame>
        <draw:frame draw:style-name="gr7" draw:text-style-name="P5" draw:layer="layout" svg:width="5.986cm" svg:height="1.112cm" svg:x="3.488cm" svg:y="27.272cm">
          <draw:text-box>
            <text:p text:style-name="P4"><text:span text:style-name="T2">AR Inheritance</text:span></text:p>
          </draw:text-box>
        </draw:frame>
        <draw:frame draw:style-name="gr8" draw:text-style-name="P6" draw:layer="layout" svg:width="12.7cm" svg:height="0.988cm" svg:x="9.401cm" svg:y="19.184cm">
          <draw:text-box>
            <text:p text:style-name="P4"><text:span text:style-name="T3"><text:s text:c="6"/></text:span><text:span text:style-name="T3">26 <text:s text:c="11"/>27 <text:s text:c="11"/>22 <text:s text:c="11"/>25</text:span></text:p>
          </draw:text-box>
        </draw:frame>
        <draw:custom-shape draw:style-name="gr11" draw:text-style-name="P3" draw:layer="layout" svg:width="0.542cm" svg:height="0.8cm" svg:x="11.028cm" svg:y="28.972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3cm" svg:height="0.8cm" svg:x="14.229cm" svg:y="28.972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3cm" svg:height="0.8cm" svg:x="17.511cm" svg:y="28.972cm">
          <text:p text:style-name="P2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542cm" svg:height="0.8cm" svg:x="20.74cm" svg:y="28.972cm">
          <text:p text:style-name="P2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2.987cm" svg:height="0.988cm" svg:x="6.801cm" svg:y="20.584cm">
          <draw:text-box>
            <text:p text:style-name="P4"><text:span text:style-name="T2">Input</text:span></text:p>
          </draw:text-box>
        </draw:frame>
        <draw:custom-shape draw:style-name="gr15" draw:text-style-name="P8" draw:layer="layout" svg:width="2.7cm" svg:height="0.8cm" svg:x="9.961cm" svg:y="22.272cm">
          <text:p text:style-name="P2"><text:span text:style-name="T1">42,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2.7cm" svg:height="0.8cm" svg:x="13.161cm" svg:y="22.272cm">
          <text:p text:style-name="P2"><text:span text:style-name="T1">44,90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2.7cm" svg:height="0.8cm" svg:x="16.461cm" svg:y="22.272cm">
          <text:p text:style-name="P2"><text:span text:style-name="T1">42,7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2.561cm" svg:height="0.8cm" svg:x="19.8cm" svg:y="22.272cm">
          <text:p text:style-name="P2"><text:span text:style-name="T1">42,7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1.939cm" svg:height="0.8cm" svg:x="10.361cm" svg:y="23.972cm">
          <text:p text:style-name="P2"><text:span text:style-name="T1">35,5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1.961cm" svg:height="0.8cm" svg:x="13.5cm" svg:y="23.972cm">
          <text:p text:style-name="P2"><text:span text:style-name="T1">37,5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2.061cm" svg:height="0.8cm" svg:x="16.8cm" svg:y="23.972cm">
          <text:p text:style-name="P2"><text:span text:style-name="T1">35,5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1.961cm" svg:height="0.8cm" svg:x="20cm" svg:y="23.972cm">
          <text:p text:style-name="P2"><text:span text:style-name="T1">36,3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3" draw:layer="layout" svg:width="1.599cm" svg:height="0.8cm" svg:x="10.5cm" svg:y="25.572cm">
          <text:p text:style-name="P2"><text:span text:style-name="T1">20,0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56cm" svg:height="0.8cm" svg:x="13.8cm" svg:y="25.572cm">
          <text:p text:style-name="P2"><text:span text:style-name="T1">21,3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56cm" svg:height="0.8cm" svg:x="17cm" svg:y="25.572cm">
          <text:p text:style-name="P2"><text:span text:style-name="T1">20,2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1.46cm" svg:height="0.8cm" svg:x="20.3cm" svg:y="25.572cm">
          <text:p text:style-name="P2"><text:span text:style-name="T1">20,6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2cm" svg:height="0.8cm" svg:x="10.7cm" svg:y="27.272cm">
          <text:p text:style-name="P2"><text:span text:style-name="T1">7,6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2cm" svg:height="0.8cm" svg:x="13.9cm" svg:y="27.272cm">
          <text:p text:style-name="P2"><text:span text:style-name="T1">8,2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1.3cm" svg:height="0.8cm" svg:x="17.2cm" svg:y="27.272cm">
          <text:p text:style-name="P2"><text:span text:style-name="T1">40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1.3cm" svg:height="0.8cm" svg:x="20.4cm" svg:y="27.272cm">
          <text:p text:style-name="P2"><text:span text:style-name="T1">16,2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9" draw:layer="layout" svg:width="16.258cm" svg:height="0.988cm" svg:x="3.2cm" svg:y="2cm">
          <draw:text-box>
            <text:p><text:span text:style-name="T4">Physical Location Filter following Core Annotation</text:span></text:p>
          </draw:text-box>
        </draw:frame>
        <draw:frame draw:style-name="gr26" draw:text-style-name="P9" draw:layer="layout" svg:width="17.584cm" svg:height="0.988cm" svg:x="3.201cm" svg:y="17.8cm">
          <draw:text-box>
            <text:p><text:span text:style-name="T4">Physical Location Filter following AR Inheritance Filter</text:span></text:p>
          </draw:text-box>
        </draw:frame>
        <draw:frame draw:style-name="gr27" draw:text-style-name="P10" draw:layer="layout" svg:width="3.2cm" svg:height="11.7cm" svg:x="23cm" svg:y="4.8cm">
          <draw:text-box>
            <text:p><text:span text:style-name="T5"/></text:p>
            <text:p>86.6%</text:p>
            <text:p><text:span text:style-name="T5"/></text:p>
            <text:p>99.9%</text:p>
            <text:p><text:span text:style-name="T5"/></text:p>
            <text:p>25.7%</text:p>
            <text:p><text:span text:style-name="T5"/></text:p>
            <text:p>59.1%</text:p>
            <text:p><text:span text:style-name="T5"/></text:p>
            <text:p>36.0%</text:p>
            <text:p><text:span text:style-name="T5"/></text:p>
            <text:p>50.0%</text:p>
          </draw:text-box>
        </draw:frame>
        <draw:line draw:style-name="gr28" draw:text-style-name="P1" draw:layer="layout" svg:x1="26.6cm" svg:y1="5.9cm" svg:x2="26.6cm" svg:y2="15.4cm">
          <text:p/>
        </draw:line>
        <draw:frame draw:style-name="gr29" draw:text-style-name="P10" draw:layer="layout" svg:width="3.6cm" svg:height="9.5cm" svg:x="22.988cm" svg:y="20.6cm">
          <draw:text-box>
            <text:p><text:span text:style-name="T5"/></text:p>
            <text:p>83.3%</text:p>
            <text:p><text:span text:style-name="T5"/></text:p>
            <text:p>16.0%</text:p>
            <text:p><text:span text:style-name="T5"/></text:p>
            <text:p>43.3%</text:p>
            <text:p><text:span text:style-name="T5"/></text:p>
            <text:p>56.1%</text:p>
            <text:p><text:span text:style-name="T6"/></text:p>
            <text:p>99.9%</text:p>
          </draw:text-box>
        </draw:frame>
        <draw:frame draw:style-name="gr30" draw:text-style-name="P11" draw:layer="layout" svg:width="3.2cm" svg:height="10.7cm" svg:x="24.2cm" svg:y="5.6cm">
          <draw:text-box>
            <text:p><text:span text:style-name="T7"/></text:p>
            <text:p><text:span text:style-name="T8"><text:s/></text:span><text:span text:style-name="T8">134s</text:span></text:p>
            <text:p><text:span text:style-name="T9"/></text:p>
            <text:p><text:span text:style-name="T8">1.66s</text:span></text:p>
            <text:p><text:span text:style-name="T10"/></text:p>
            <text:p><text:span text:style-name="T8">2.18s</text:span></text:p>
            <text:p><text:span text:style-name="T10"><text:s/></text:span></text:p>
            <text:p><text:span text:style-name="T8">7.27s</text:span></text:p>
            <text:p><text:span text:style-name="T11"/></text:p>
            <text:p><text:span text:style-name="T8">4.03s</text:span></text:p>
            <text:p><text:span text:style-name="T9"/></text:p>
            <text:p><text:span text:style-name="T8">0.39s</text:span></text:p>
          </draw:text-box>
        </draw:frame>
        <draw:line draw:style-name="gr28" draw:text-style-name="P1" draw:layer="layout" svg:x1="26.6cm" svg:y1="21.875cm" svg:x2="26.6cm" svg:y2="29.475cm">
          <text:p/>
        </draw:line>
        <draw:g>
          <draw:line draw:style-name="gr31" draw:text-style-name="P1" draw:layer="layout" svg:x1="22.9cm" svg:y1="6.8cm" svg:x2="24.3cm" svg:y2="6.8cm">
            <text:p/>
          </draw:line>
          <draw:line draw:style-name="gr31" draw:text-style-name="P1" draw:layer="layout" svg:x1="22.3cm" svg:y1="8.5cm" svg:x2="24.3cm" svg:y2="8.5cm">
            <text:p/>
          </draw:line>
          <draw:line draw:style-name="gr31" draw:text-style-name="P1" draw:layer="layout" svg:x1="21.9cm" svg:y1="10.2cm" svg:x2="24.3cm" svg:y2="10.2cm">
            <text:p/>
          </draw:line>
          <draw:line draw:style-name="gr31" draw:text-style-name="P1" draw:layer="layout" svg:x1="21.7cm" svg:y1="11.8cm" svg:x2="24.3cm" svg:y2="11.8cm">
            <text:p/>
          </draw:line>
          <draw:line draw:style-name="gr31" draw:text-style-name="P1" draw:layer="layout" svg:x1="21.7cm" svg:y1="13.4cm" svg:x2="24.3cm" svg:y2="13.4cm">
            <text:p/>
          </draw:line>
          <draw:line draw:style-name="gr31" draw:text-style-name="P1" draw:layer="layout" svg:x1="21.7cm" svg:y1="15cm" svg:x2="24.3cm" svg:y2="15cm">
            <text:p/>
          </draw:line>
        </draw:g>
        <draw:frame draw:style-name="gr29" draw:text-style-name="P11" draw:layer="layout" svg:width="3.2cm" svg:height="9.5cm" svg:x="24.2cm" svg:y="21.5cm">
          <draw:text-box>
            <text:p><text:span text:style-name="T7"/></text:p>
            <text:p><text:span text:style-name="T8"><text:s/></text:span><text:span text:style-name="T8">137s</text:span></text:p>
            <text:p><text:span text:style-name="T9"/></text:p>
            <text:p><text:span text:style-name="T8">4.21s</text:span></text:p>
            <text:p><text:span text:style-name="T10"/></text:p>
            <text:p><text:span text:style-name="T8">209s</text:span></text:p>
            <text:p><text:span text:style-name="T10"><text:s/></text:span></text:p>
            <text:p><text:span text:style-name="T8">3.52s</text:span></text:p>
            <text:p><text:span text:style-name="T10"/></text:p>
            <text:p><text:span text:style-name="T8">1.02s</text:span></text:p>
          </draw:text-box>
        </draw:frame>
        <draw:g>
          <draw:line draw:style-name="gr31" draw:text-style-name="P1" draw:layer="layout" svg:x1="22.7cm" svg:y1="22.7cm" svg:x2="24.3cm" svg:y2="22.7cm">
            <text:p/>
          </draw:line>
          <draw:line draw:style-name="gr31" draw:text-style-name="P1" draw:layer="layout" svg:x1="22.3cm" svg:y1="24.4cm" svg:x2="24.3cm" svg:y2="24.4cm">
            <text:p/>
          </draw:line>
          <draw:line draw:style-name="gr31" draw:text-style-name="P1" draw:layer="layout" svg:x1="22.1cm" svg:y1="26.1cm" svg:x2="24.3cm" svg:y2="26.1cm">
            <text:p/>
          </draw:line>
          <draw:line draw:style-name="gr31" draw:text-style-name="P1" draw:layer="layout" svg:x1="22.1cm" svg:y1="27.7cm" svg:x2="24.3cm" svg:y2="27.7cm">
            <text:p/>
          </draw:line>
          <draw:line draw:style-name="gr31" draw:text-style-name="P1" draw:layer="layout" svg:x1="21.7cm" svg:y1="29.5cm" svg:x2="24.3cm" svg:y2="29.5cm">
            <text:p/>
          </draw:line>
        </draw:g>
        <draw:custom-shape draw:style-name="gr32" draw:text-style-name="P8" draw:layer="layout" svg:width="3.202cm" svg:height="0.8cm" svg:x="9.5cm" svg:y="20.688cm">
          <text:p text:style-name="P2"><text:span text:style-name="T1">247,5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3.202cm" svg:height="0.8cm" svg:x="12.8cm" svg:y="20.688cm">
          <text:p text:style-name="P2"><text:span text:style-name="T1">293,3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3.202cm" svg:height="0.8cm" svg:x="16.098cm" svg:y="20.688cm">
          <text:p text:style-name="P2"><text:span text:style-name="T1">265,9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3.202cm" svg:height="0.8cm" svg:x="19.398cm" svg:y="20.688cm">
          <text:p text:style-name="P2"><text:span text:style-name="T1">224,2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2.7cm" svg:height="0.8cm" svg:x="9.961cm" svg:y="6.472cm">
          <text:p text:style-name="P2"><text:span text:style-name="T1">33,9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2.7cm" svg:height="0.8cm" svg:x="13.161cm" svg:y="6.472cm">
          <text:p text:style-name="P2"><text:span text:style-name="T1">35,8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2.7cm" svg:height="0.8cm" svg:x="16.461cm" svg:y="6.472cm">
          <text:p text:style-name="P2"><text:span text:style-name="T1">34,3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2.561cm" svg:height="0.8cm" svg:x="19.8cm" svg:y="6.472cm">
          <text:p text:style-name="P2"><text:span text:style-name="T1">34,6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3.202cm" svg:height="0.8cm" svg:x="9.5cm" svg:y="4.888cm">
          <text:p text:style-name="P2"><text:span text:style-name="T1">247,5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3.202cm" svg:height="0.8cm" svg:x="12.8cm" svg:y="4.888cm">
          <text:p text:style-name="P2"><text:span text:style-name="T1">293,4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3.202cm" svg:height="0.8cm" svg:x="16.098cm" svg:y="4.888cm">
          <text:p text:style-name="P2"><text:span text:style-name="T1">265,9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3.202cm" svg:height="0.8cm" svg:x="19.398cm" svg:y="4.888cm">
          <text:p text:style-name="P2"><text:span text:style-name="T1">224,2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5.986cm" svg:height="1.112cm" svg:x="3.488cm" svg:y="14.588cm">
          <draw:text-box>
            <text:p text:style-name="P4"><text:span text:style-name="T2">Mutation Type</text:span></text:p>
          </draw:text-box>
        </draw:frame>
        <draw:custom-shape draw:style-name="gr11" draw:text-style-name="P3" draw:layer="layout" svg:width="0.542cm" svg:height="0.8cm" svg:x="11.028cm" svg:y="14.688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3cm" svg:height="0.8cm" svg:x="14.229cm" svg:y="14.688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43cm" svg:height="0.8cm" svg:x="17.511cm" svg:y="14.688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542cm" svg:height="0.8cm" svg:x="20.74cm" svg:y="14.688cm">
          <text:p text:style-name="P2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2" draw:display-name="Gradient 2" draw:style="linear" draw:start-color="#8d8d8d" draw:end-color="#cccccc" draw:start-intensity="100%" draw:end-intensity="100%" draw:angle="0" draw:border="0%"/>
    <draw:gradient draw:name="Gradient_20_3" draw:display-name="Gradient 3" draw:style="linear" draw:start-color="#586674" draw:end-color="#6699ff" draw:start-intensity="100%" draw:end-intensity="90%" draw:angle="0" draw:border="0%"/>
    <draw:marker draw:name="Arrow" svg:viewBox="0 0 20 30" svg:d="M10 0l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0:45:26.455371201</meta:creation-date>
    <dc:date>2017-06-08T20:05:17.017829798</dc:date>
    <meta:editing-duration>PT2H37M21S</meta:editing-duration>
    <meta:editing-cycles>36</meta:editing-cycles>
    <meta:generator>LibreOffice/5.3.3.2$Linux_X86_64 LibreOffice_project/30m0$Build-2</meta:generator>
    <meta:document-statistic meta:object-count="98"/>
  </office:meta>
</office:document-meta>
</file>